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56c7" officeooo:paragraph-rsid="000c56c7"/>
    </style:style>
    <style:style style:name="P2" style:family="paragraph" style:parent-style-name="Standard">
      <style:text-properties officeooo:rsid="000d33df" officeooo:paragraph-rsid="000d33df"/>
    </style:style>
    <style:style style:name="P3" style:family="paragraph" style:parent-style-name="Standard">
      <style:text-properties officeooo:rsid="000d33df" officeooo:paragraph-rsid="000d33df"/>
    </style:style>
    <style:style style:name="P4" style:family="paragraph" style:parent-style-name="Standard">
      <style:text-properties officeooo:rsid="00125a6f" officeooo:paragraph-rsid="00125a6f"/>
    </style:style>
    <style:style style:name="P5" style:family="paragraph" style:parent-style-name="Standard">
      <style:text-properties officeooo:rsid="00125a6f" officeooo:paragraph-rsid="0015735f"/>
    </style:style>
    <style:style style:name="P6" style:family="paragraph" style:parent-style-name="Standard">
      <style:text-properties officeooo:rsid="0015735f" officeooo:paragraph-rsid="00189dc6"/>
    </style:style>
    <style:style style:name="P7" style:family="paragraph" style:parent-style-name="Standard">
      <style:text-properties officeooo:rsid="0019f678" officeooo:paragraph-rsid="0019f678"/>
    </style:style>
    <style:style style:name="P8" style:family="paragraph" style:parent-style-name="Standard">
      <style:text-properties officeooo:rsid="001bc0e4" officeooo:paragraph-rsid="001bc0e4"/>
    </style:style>
    <style:style style:name="P9" style:family="paragraph" style:parent-style-name="Standard">
      <style:text-properties officeooo:rsid="001d51fb" officeooo:paragraph-rsid="001d51fb"/>
    </style:style>
    <style:style style:name="P10" style:family="paragraph" style:parent-style-name="Standard">
      <style:text-properties officeooo:rsid="001d51fb" officeooo:paragraph-rsid="001efc2d"/>
    </style:style>
    <style:style style:name="P11" style:family="paragraph" style:parent-style-name="Standard">
      <style:text-properties officeooo:rsid="001efc2d" officeooo:paragraph-rsid="001efc2d"/>
    </style:style>
    <style:style style:name="P12" style:family="paragraph" style:parent-style-name="Standard">
      <style:text-properties officeooo:rsid="0020175f" officeooo:paragraph-rsid="0020175f"/>
    </style:style>
    <style:style style:name="P13" style:family="paragraph" style:parent-style-name="Standard">
      <style:text-properties officeooo:rsid="00228467" officeooo:paragraph-rsid="00228467"/>
    </style:style>
    <style:style style:name="P14" style:family="paragraph" style:parent-style-name="Standard">
      <style:text-properties officeooo:rsid="00228467" officeooo:paragraph-rsid="002a7516"/>
    </style:style>
    <style:style style:name="P15" style:family="paragraph" style:parent-style-name="Standard">
      <style:text-properties officeooo:rsid="00228467" officeooo:paragraph-rsid="002de5c3"/>
    </style:style>
    <style:style style:name="P16" style:family="paragraph" style:parent-style-name="Standard">
      <style:text-properties officeooo:rsid="0029e067" officeooo:paragraph-rsid="0029e067"/>
    </style:style>
    <style:style style:name="P17" style:family="paragraph" style:parent-style-name="Standard">
      <style:text-properties officeooo:rsid="002de5c3" officeooo:paragraph-rsid="002de5c3"/>
    </style:style>
    <style:style style:name="P18" style:family="paragraph" style:parent-style-name="Standard">
      <style:text-properties officeooo:rsid="00320947" officeooo:paragraph-rsid="00320947"/>
    </style:style>
    <style:style style:name="P19" style:family="paragraph" style:parent-style-name="Standard">
      <style:text-properties officeooo:rsid="0034f79a" officeooo:paragraph-rsid="0034f79a"/>
    </style:style>
    <style:style style:name="P20" style:family="paragraph" style:parent-style-name="Standard">
      <style:text-properties officeooo:rsid="003a393a" officeooo:paragraph-rsid="003a393a"/>
    </style:style>
    <style:style style:name="P21" style:family="paragraph" style:parent-style-name="Standard">
      <style:text-properties officeooo:rsid="003b0234" officeooo:paragraph-rsid="003b0234"/>
    </style:style>
    <style:style style:name="P22" style:family="paragraph" style:parent-style-name="Standard">
      <style:text-properties officeooo:rsid="003b6607" officeooo:paragraph-rsid="003b6607"/>
    </style:style>
    <style:style style:name="P23" style:family="paragraph" style:parent-style-name="Standard">
      <style:text-properties officeooo:rsid="003be595" officeooo:paragraph-rsid="003be595"/>
    </style:style>
    <style:style style:name="T1" style:family="text">
      <style:text-properties officeooo:rsid="000d33df"/>
    </style:style>
    <style:style style:name="T2" style:family="text">
      <style:text-properties officeooo:rsid="000f3a37"/>
    </style:style>
    <style:style style:name="T3" style:family="text">
      <style:text-properties officeooo:rsid="001326fc"/>
    </style:style>
    <style:style style:name="T4" style:family="text">
      <style:text-properties officeooo:rsid="00137fca"/>
    </style:style>
    <style:style style:name="T5" style:family="text">
      <style:text-properties officeooo:rsid="0015735f"/>
    </style:style>
    <style:style style:name="T6" style:family="text">
      <style:text-properties officeooo:rsid="00173615"/>
    </style:style>
    <style:style style:name="T7" style:family="text">
      <style:text-properties officeooo:rsid="00189dc6"/>
    </style:style>
    <style:style style:name="T8" style:family="text">
      <style:text-properties officeooo:rsid="0019f678"/>
    </style:style>
    <style:style style:name="T9" style:family="text">
      <style:text-properties officeooo:rsid="001a51cf"/>
    </style:style>
    <style:style style:name="T10" style:family="text">
      <style:text-properties officeooo:rsid="001a8c2c"/>
    </style:style>
    <style:style style:name="T11" style:family="text">
      <style:text-properties officeooo:rsid="001efc2d"/>
    </style:style>
    <style:style style:name="T12" style:family="text">
      <style:text-properties officeooo:rsid="00212efc"/>
    </style:style>
    <style:style style:name="T13" style:family="text">
      <style:text-properties officeooo:rsid="00216f4c"/>
    </style:style>
    <style:style style:name="T14" style:family="text">
      <style:text-properties officeooo:rsid="00228467"/>
    </style:style>
    <style:style style:name="T15" style:family="text">
      <style:text-properties officeooo:rsid="00239ed9"/>
    </style:style>
    <style:style style:name="T16" style:family="text">
      <style:text-properties officeooo:rsid="0024feb3"/>
    </style:style>
    <style:style style:name="T17" style:family="text">
      <style:text-properties officeooo:rsid="002831f5"/>
    </style:style>
    <style:style style:name="T18" style:family="text">
      <style:text-properties officeooo:rsid="0029e067"/>
    </style:style>
    <style:style style:name="T19" style:family="text">
      <style:text-properties officeooo:rsid="002a7516"/>
    </style:style>
    <style:style style:name="T20" style:family="text">
      <style:text-properties officeooo:rsid="002b03a9"/>
    </style:style>
    <style:style style:name="T21" style:family="text">
      <style:text-properties officeooo:rsid="002c09d8"/>
    </style:style>
    <style:style style:name="T22" style:family="text">
      <style:text-properties officeooo:rsid="002de5c3"/>
    </style:style>
    <style:style style:name="T23" style:family="text">
      <style:text-properties officeooo:rsid="002f83db"/>
    </style:style>
    <style:style style:name="T24" style:family="text">
      <style:text-properties officeooo:rsid="00301339"/>
    </style:style>
    <style:style style:name="T25" style:family="text">
      <style:text-properties officeooo:rsid="00311e1d"/>
    </style:style>
    <style:style style:name="T26" style:family="text">
      <style:text-properties officeooo:rsid="00320947"/>
    </style:style>
    <style:style style:name="T27" style:family="text">
      <style:text-properties officeooo:rsid="0032ffd8"/>
    </style:style>
    <style:style style:name="T28" style:family="text">
      <style:text-properties officeooo:rsid="00382129"/>
    </style:style>
    <style:style style:name="T29" style:family="text">
      <style:text-properties officeooo:rsid="0039c82d"/>
    </style:style>
    <style:style style:name="T30" style:family="text">
      <style:text-properties officeooo:rsid="003a393a"/>
    </style:style>
    <style:style style:name="T31" style:family="text">
      <style:text-properties officeooo:rsid="003b0234"/>
    </style:style>
    <style:style style:name="T32" style:family="text">
      <style:text-properties officeooo:rsid="003b6607"/>
    </style:style>
    <style:style style:name="T33" style:family="text">
      <style:text-properties officeooo:rsid="003be5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01 – Spinning Everything Up</text:p>
      <text:p text:style-name="P1"><text:tab/>The road so far and what I’m doing with the site/blog/jobhunt</text:p>
      <text:p text:style-name="P1"/>
      <text:p text:style-name="P2">Why?</text:p>
      <text:p text:style-name="P2">Job hunt + hobby + share my knowledge and ideas RE tech stuff</text:p>
      <text:p text:style-name="P2"/>
      <text:p text:style-name="P1">“<text:span text:style-name="T1">The Plan”</text:span></text:p>
      <text:p text:style-name="P1"/>
      <text:p text:style-name="P2"><text:span text:style-name="T2">Building</text:span> website, <text:span text:style-name="T2">GIT</text:span>, <text:span text:style-name="T2">and </text:span>YT</text:p>
      <text:p text:style-name="P2">Document everything</text:p>
      <text:p text:style-name="P2"/>
      <text:p text:style-name="P2">Write, edit, pix, vid, audio</text:p>
      <text:p text:style-name="P2"/>
      <text:p text:style-name="P2">challenges/resolved</text:p>
      <text:p text:style-name="P2"/>
      <text:p text:style-name="P4">=====</text:p>
      <text:p text:style-name="P4"/>
      <text:p text:style-name="P4">Why Am I <text:span text:style-name="T8">Doing</text:span> This…</text:p>
      <text:p text:style-name="P4"/>
      <text:p text:style-name="P5">I’ve been trying to figure out what “I want to do with my life” actually means to me for a while now. My years going from home-brew nerd to educated, certified, experienced tech <text:span text:style-name="T3">showed me how <text:s/>I could grow and adapt inside of a technical role, but it never felt like tech was my life (love). </text:span></text:p>
      <text:p text:style-name="P5"/>
      <text:p text:style-name="P5"><text:span text:style-name="T4">I had seen nerds like me dive into tech and never come up for air, they’d just live in their home lab. I’ve seen </text:span><text:span text:style-name="T5">a</text:span><text:span text:style-name="T4"> </text:span><text:span text:style-name="T5">psyche PHD candidate who had been unable to plug in a mouse a year ago. Drop out of school after getting their CCNA, interview and job-hop every other month on their way into 120k salaried position as they ground out certificates. For them, work and play were the same thing.</text:span></text:p>
      <text:p text:style-name="P5"/>
      <text:p text:style-name="P6">Ask around, do some googling and you will see that one of the most common traits any successful IT person has, is that work and home were inseparable. <text:span text:style-name="T6">That’s not me, not really. I’d study for certs, sure, but I wasn’t going to take my ticket queue home with me. Taking my work home at the end of the day has never furthered my career, only burnout. </text:span></text:p>
      <text:p text:style-name="P6"/>
      <text:p text:style-name="P6"><text:span text:style-name="T7">When I fantasize about loving the work that I do, I’m not updating switch configs or routing tables, or domain admin accounts, I am a tech wizard creating and troubleshooting code and hardware. I use my understanding on how individual components work together to create solutions for life's problems. I help people understand and use technology to make their life better.</text:span></text:p>
      <text:p text:style-name="P6"/>
      <text:p text:style-name="P7">Wait… Why am I doing this? There are a couple of reasons. I’m looking for a job, “The Job” that I would want to bring home, that I want to wake up for. I want to share my knowledge with other people to see the tech behind the magic they see in their daily lives. We use sand and minerals to <text:span text:style-name="T9">do math translated from a language, compiled by other programs and languages, written by humans. The same stuff that helps us work, go to the moon, talk to family 12 timezones away. </text:span><text:span text:style-name="T10">Not by magic, but human ingenuity, how cool is that!</text:span> </text:p>
      <text:p text:style-name="P7"/>
      <text:p text:style-name="P7"/>
      <text:p text:style-name="P7"><text:span text:style-name="T10">The Plan</text:span></text:p>
      <text:p text:style-name="P8">Outside of the notes I had been dumping into a Keep doc, my entire project was in my head. I quickly found myself frustrated with the information scraps, bookmarks and such that I had piled into this doc. It was getting out of hand, so I wrote out my plan for the immediate future at least.</text:p>
      <text:p text:style-name="P8"/>
      <text:p text:style-name="P9"><text:soft-page-break/>My personal workspace was functionally nonexistent. I am privileged / lucky enough to work from home and it had taken over my personal space. I rearranged my desk/s and carved out a few square feet. A crucial first step was getting my work area the way I needed it. </text:p>
      <text:p text:style-name="P9"/>
      <text:p text:style-name="P10">I knew I wanted to do a lot. I <text:span text:style-name="T13">am building</text:span> <text:span text:style-name="T12">a custom portable computer.</text:span> that was going too <text:span text:style-name="T12">be </text:span>cool <text:span text:style-name="T13">not </text:span>to share and I wanted an excuse to spin up a B/VLOG. I wanted to share the technical side of my experience as well as my thoughts. Setting up my own web page was the obvious answer. I blew off the dust from my GIT, LinkedIn and Indeed accounts. I spun up <text:span text:style-name="T11">WordPress site, hosted freely. Most importantly I created and organized documentation, plans, and records to get this project out of my head and onto <text:s/>paper. I already had 2 BLOGs and 2 VLOGS I </text:span><text:span text:style-name="T13">k</text:span><text:span text:style-name="T11">new I wanted to make, and I started making a list of future ideas. <text:s/></text:span></text:p>
      <text:p text:style-name="P2"/>
      <text:p text:style-name="P11">This project was going to take both time and money, neither of which I had in abundance. I decided to put together the deck in phases as I <text:span text:style-name="T15">learned </text:span>published more things. This would allow me to work and record frequent milestones <text:span text:style-name="T13">for added serotonin!</text:span> I <text:span text:style-name="T14">decided</text:span> on the first few parts, placed the orders.</text:p>
      <text:p text:style-name="P11"/>
      <text:p text:style-name="P11"/>
      <text:p text:style-name="P12"/>
      <text:p text:style-name="P12">Build One - The Bar<text:span text:style-name="T25">e(ish)</text:span> Bones</text:p>
      <text:p text:style-name="P14">The first build was the easiest. After combing through beginner guides and reviews I decided on the Rpi <text:span text:style-name="T15">4b kit from CanaKit. The kit included several things </text:span><text:span text:style-name="T16">that you do not get with the Pi on it’s own, </text:span><text:span text:style-name="T17">fancy things like a case, a power switch. Setup was simple </text:span><text:span text:style-name="T18">even with the limited instructions that came with the hardware. </text:span></text:p>
      <text:p text:style-name="P14"/>
      <text:p text:style-name="P15"><text:span text:style-name="T19">Along with the Pi kit, I also obtained my first mechanical keyboard. After digging through reviews I decided </text:span><text:span text:style-name="T20">to go with the Keychron K14. A compact 60% keyboard it is a little over 12 inches wide, while retaining all but the number pad you see on full sized <text:s/>keyboards. Connecting via Bluetooth or USB. </text:span><text:span text:style-name="T21">The size of the keyboard should be nice for portability, </text:span><text:span text:style-name="T22">while leaving most functionality I use on a daily basis.</text:span></text:p>
      <text:p text:style-name="P15"/>
      <text:p text:style-name="P15"><text:span text:style-name="T18">My first moment of troubleshooting came early when the Pi booted up to it’s generic rainbow colored splash screen and no further. Easy enough to resolve after reading through those simple instructions. After </text:span><text:span text:style-name="T19">resolving that issue</text:span><text:span text:style-name="T18"> I was able to complete NooBS setup </text:span><text:span text:style-name="T19">to get the Pi booting into Linux!</text:span></text:p>
      <text:p text:style-name="P13"/>
      <text:p text:style-name="P16">Pro Tip: When instructions say to plug <text:span text:style-name="T23">t</text:span>he HDMI cable into HDMI port 1, next to the USBC power port, it means it. <text:span text:style-name="T24">RTFM</text:span></text:p>
      <text:p text:style-name="P16"/>
      <text:p text:style-name="P16"/>
      <text:p text:style-name="P23">Remembering Some Fundamentals – Building something unfamiliar</text:p>
      <text:p text:style-name="P17">After the initial setup, it was time to install the software I would be using on the daily. <text:span text:style-name="T26">Normal queries through apt-get returned no results for what I was looking for so I tried manually searching out the installs at individual sites using downloads or specific commands provided for install. I continually found I was getting errors about missing system files and drivers.</text:span></text:p>
      <text:p text:style-name="P17"/>
      <text:p text:style-name="P18">Attempting to repair these missing files brought warnings for me potentially wiping out most of my OS files. It was only after searching for and trying to install specific file packages that I realized, these files were for commonly used CPU from Intel and AMD. <text:span text:style-name="T27">This Pi (or any Pi) uses ARM processors, not Intel based processors I’m so used to having. Giving me strange flashbacks of my childhood confirming a game supports my CPU instead of assuming it would. Thankfully I can find alternatives or work-around to what I want to do. </text:span></text:p>
      <text:p text:style-name="P18"><text:soft-page-break/></text:p>
      <text:p text:style-name="P23">Tragedy – Doing twice the work</text:p>
      <text:p text:style-name="P19">This BLOG is <text:span text:style-name="T29">part of my public web page. I want this site to represent who I am and detail my career and experience </text:span><text:span text:style-name="T30">for anyone looking for that sort of thing. That’s n</text:span>ot the only thing I’m doing <text:span text:style-name="T28">this year. I’m spinning up a YouTube channel to share </text:span><text:span text:style-name="T30">my</text:span><text:span text:style-name="T28"> fun geekyness. I will be updating my Git </text:span><text:span text:style-name="T29">and making much of it public as I begin working on coding and Cybersecurity training labs. </text:span><text:span text:style-name="T28">Finally I am updating and standardizing my career resources. </text:span><text:span text:style-name="T29">T</text:span><text:span text:style-name="T28">hings like Linked In </text:span><text:span text:style-name="T29">to help with the next steps in my career. </text:span></text:p>
      <text:p text:style-name="P19"/>
      <text:p text:style-name="P20">On paper that sounds great. Sitting as a single line item in a To Do list it’s not that intimidating. The reality is that I’m gathering all this info, to place it in a central location. This location points to other sites to view the content I’ve made and things I’ve worked on. Getting all of this information published, my sites linked, BLOGs waiting to be posted took work, but it was at least either fun or easy work. Less fun was the reality of me using a freely hosted web server. </text:p>
      <text:p text:style-name="P20"/>
      <text:p text:style-name="P20">The site was as done as it was going to get until it was time to make the final push and make everything public. I had drafted out several BLOGS and other sections of the page and all that was needed was for me to finish this Blog and do one last final round of checks to make sure the information on the site was <text:span text:style-name="T31">accurate</text:span>. Then I didn’t touch it for a month while I worked on the first parts of my cyberdec<text:span text:style-name="T31">k. January first rolled around and I was ready to publish the BLOGS and VLOGS I had and begin work on my next steps. This is when I found that my site had been destroyed, my free web server rolled back into the pool of servers anyone can use. All of my work on the site was gone. I had to re-do a lot of it.</text:span></text:p>
      <text:p text:style-name="P12"/>
      <text:p text:style-name="P12"/>
      <text:p text:style-name="P12">It’s there, it’s up, but slightly not actually finished.</text:p>
      <text:p text:style-name="P21">I have done a lot of the work, learned a few things along the way and took a lesson to heart, back up your shit. I was a user believing that nothing of mine would ever need to be recovered. I have a backup now, and with the limitations placed on the free hosting, I am weirdly proud of myself for obtaining an export of the WP site. </text:p>
      <text:p text:style-name="P21"/>
      <text:p text:style-name="P21">For about 2 months, maybe 3 I have slowly been working on this stuff. Small bits at a time, trusting that making minor progress regularly would reward me in the future. <text:span text:style-name="T32">Working on some stuff twice, looking at what I have versus what I want it to be. I do not have the experience to do this quickly, let alone with little error. I want to get this all going and get into a habit of working on things. Reminding me of something an old boss of mine once said. “Done” is better than “done right” in business. So I’m going to accept that what I am doing, what you see here and on my other pages is not perfect. I’m sure I have grand plans to add pictures and neat formatting and details with links. For now I’m settling for “done” though. A record of my growth.</text:span></text:p>
      <text:p text:style-name="P21"/>
      <text:p text:style-name="P21"/>
      <text:p text:style-name="P23">My Next Steps</text:p>
      <text:p text:style-name="P22">What comes next is the scary stuff. I’ve only thought and planned most of this. Actually executing the plan has mostly gone smooth, but I’m in the familiar territory of filling out forms and using basic building blocks to get this ball rolling. Next, I need to do the things. I already know what the next steps in my Cyberdeck 2023 project will be. I know I want to write or record my thoughts on <text:span text:style-name="T33">technology, as well as lessons and guides that are on the more technical guide (see “why is it always DNS?”). I also need to tie a knot on my preparations for Job Hunt 2023. I haven’t gone job hunting while employed in several years and look forward to being much more picky about career advance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1T16:35:47.975292596</meta:creation-date>
    <dc:date>2023-02-04T12:31:37.167569319</dc:date>
    <meta:editing-duration>P8DT21H12M2S</meta:editing-duration>
    <meta:editing-cycles>4</meta:editing-cycles>
    <meta:generator>LibreOffice/7.0.4.2$Linux_AARCH64 LibreOffice_project/00$Build-2</meta:generator>
    <meta:document-statistic meta:table-count="0" meta:image-count="0" meta:object-count="0" meta:page-count="3" meta:paragraph-count="38" meta:word-count="1771" meta:character-count="9455" meta:non-whitespace-character-count="7704"/>
  </office:meta>
</office:document-meta>
</file>